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oard">
        <table:table-row>
          <table:table-cell office:value-type="float" office:value="1">
            <text:p>1</text:p>
          </table:table-cell>
          <table:table-cell office:value-type="string">
            <text:p>CM</text:p>
          </table:table-cell>
          <table:table-cell office:value-type="string">
            <text:p>커먼유니크 멤버쉽 안내</text:p>
          </table:table-cell>
          <table:table-cell office:value-type="string">
            <text:p>안내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M</text:p>
          </table:table-cell>
          <table:table-cell office:value-type="string">
            <text:p>11월 카드사 무이자 할부 안내</text:p>
          </table:table-cell>
          <table:table-cell office:value-type="string">
            <text:p>안내합니다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M</text:p>
          </table:table-cell>
          <table:table-cell office:value-type="string">
            <text:p>common unique showroom open !</text:p>
          </table:table-cell>
          <table:table-cell office:value-type="string">
            <text:p>오픈하였다</text:p>
          </table:table-cell>
          <table:table-cell office:value-type="string">
            <text:p>NULL</text:p>
          </table:table-cell>
        </table:table-row>
      </table:table>
      <table:table table:name="item">
        <table:table-row>
          <table:table-cell office:value-type="float" office:value="1">
            <text:p>1</text:p>
          </table:table-cell>
          <table:table-cell office:value-type="string">
            <text:p>ANGORA V NECK KNIT</text:p>
          </table:table-cell>
          <table:table-cell office:value-type="string">
            <text:p>TOP</text:p>
          </table:table-cell>
          <table:table-cell office:value-type="string">
            <text:p>37,000</text:p>
          </table:table-cell>
          <table:table-cell office:value-type="string">
            <text:p>WOOL 40%, 벌룬 소매로 포인트를 준 앙고라 V 넥 니트
높은 퀄리티와 보온성을 자랑하는 추천 아이템</text:p>
          </table:table-cell>
          <table:table-cell office:value-type="string">
            <text:p>커먼유니크관리자페이지/uploads/사진1.jpg</text:p>
          </table:table-cell>
          <table:table-cell office:value-type="string">
            <text:p>커먼유니크관리자페이지/uploads/사진1-1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7 COLOR HIGH NECK T</text:p>
          </table:table-cell>
          <table:table-cell office:value-type="string">
            <text:p>TOP</text:p>
          </table:table-cell>
          <table:table-cell office:value-type="string">
            <text:p>12,000</text:p>
          </table:table-cell>
          <table:table-cell office:value-type="string">
            <text:p>7 COLOR, 레이어링 하기 좋은 하이넥 티셔츠
트랜드에 구애 없는 아이템으로 추천드립니다</text:p>
          </table:table-cell>
          <table:table-cell office:value-type="string">
            <text:p>커먼유니크관리자페이지/uploads/사진2.jpg</text:p>
          </table:table-cell>
          <table:table-cell office:value-type="string">
            <text:p>커먼유니크관리자페이지/uploads/사진2-1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ALEY BASIC SOFT HALF NECK T</text:p>
          </table:table-cell>
          <table:table-cell office:value-type="string">
            <text:p>TOP</text:p>
          </table:table-cell>
          <table:table-cell office:value-type="string">
            <text:p>12,000</text:p>
          </table:table-cell>
          <table:table-cell office:value-type="string">
            <text:p>베이직한 디자인으로 쉬운 스타일링이 가능한 하프넥 티셔츠 소프트한 텍스처와 편안한 착용감으로 자주 손이 갈 아이템</text:p>
          </table:table-cell>
          <table:table-cell office:value-type="string">
            <text:p>커먼유니크관리자페이지/uploads/사진3.jpg</text:p>
          </table:table-cell>
          <table:table-cell office:value-type="string">
            <text:p>커먼유니크관리자페이지/uploads/사진3-1.jp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FUR LINING BANDING COTTON PANTS</text:p>
          </table:table-cell>
          <table:table-cell office:value-type="string">
            <text:p>PANTS</text:p>
          </table:table-cell>
          <table:table-cell office:value-type="string">
            <text:p>34,000</text:p>
          </table:table-cell>
          <table:table-cell office:value-type="string">
            <text:p>허리 속 밴딩으로 깔끔하고 편안한 스트레이트 코튼 팬츠
겉기모 &amp; 융털 안감으로 한겨울에도 따뜻하게 착용됩니다</text:p>
          </table:table-cell>
          <table:table-cell office:value-type="string">
            <text:p>커먼유니크관리자페이지/uploads/사진4.jpg</text:p>
          </table:table-cell>
          <table:table-cell office:value-type="string">
            <text:p>커먼유니크관리자페이지/uploads/사진4-1.jp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ZE WELLON FUR COLLAR PADDING</text:p>
          </table:table-cell>
          <table:table-cell office:value-type="string">
            <text:p>OUTER</text:p>
          </table:table-cell>
          <table:table-cell office:value-type="string">
            <text:p>42,500</text:p>
          </table:table-cell>
          <table:table-cell office:value-type="string">
            <text:p>카라 부분 퍼 소재가 더해져 귀여운 포인트 연출이 가능한 패딩
웰론 100% 충전재로 가벼우면서 따뜻한 착용이 가능합니다</text:p>
          </table:table-cell>
          <table:table-cell office:value-type="string">
            <text:p>커먼유니크관리자페이지/uploads/사진5.jpg</text:p>
          </table:table-cell>
          <table:table-cell office:value-type="string">
            <text:p>커먼유니크관리자페이지/uploads/사진5-1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ROMINI WOOL LACE KNIT CARDIGAN</text:p>
          </table:table-cell>
          <table:table-cell office:value-type="string">
            <text:p>OUTER</text:p>
          </table:table-cell>
          <table:table-cell office:value-type="string">
            <text:p>34,000</text:p>
          </table:table-cell>
          <table:table-cell office:value-type="string">
            <text:p>울 블렌딩 원사와 영롱한 버튼으로 고급스러운 니트 가디건
넥 라인에 레이스 디테일을 더해 러블리한 무드가 느껴집니다</text:p>
          </table:table-cell>
          <table:table-cell office:value-type="string">
            <text:p>커먼유니크관리자페이지/uploads/사진6.jpg</text:p>
          </table:table-cell>
          <table:table-cell office:value-type="string">
            <text:p>커먼유니크관리자페이지/uploads/사진6-1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WOOL HERRINGBONE CHECK JACKET</text:p>
          </table:table-cell>
          <table:table-cell office:value-type="string">
            <text:p>OUTER</text:p>
          </table:table-cell>
          <table:table-cell office:value-type="string">
            <text:p>67,500</text:p>
          </table:table-cell>
          <table:table-cell office:value-type="string">
            <text:p>클래식한 무드의 멋스러운 WOOL 블렌딩 원단 헤링본 체크 자켓
벨트 세트 구성으로 다양하게 스타일링하여 즐기기 좋습니다
</text:p>
          </table:table-cell>
          <table:table-cell office:value-type="string">
            <text:p>커먼유니크관리자페이지/uploads/사진7.jpg</text:p>
          </table:table-cell>
          <table:table-cell office:value-type="string">
            <text:p>커먼유니크관리자페이지/uploads/사진7-1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ONEDAY CHECK SLIT LONG SKIRT</text:p>
          </table:table-cell>
          <table:table-cell office:value-type="string">
            <text:p>SKIRT</text:p>
          </table:table-cell>
          <table:table-cell office:value-type="string">
            <text:p>36,000</text:p>
          </table:table-cell>
          <table:table-cell office:value-type="string">
            <text:p>감각적인 컬러 믹스로 멋스러운 포인트가 되는 체크 롱 스커트
부드러운 촉감이 느껴지는 도톰한 원단으로 따뜻하게 착용됩니다</text:p>
          </table:table-cell>
          <table:table-cell office:value-type="string">
            <text:p>커먼유니크관리자페이지/uploads/사진8.jpg</text:p>
          </table:table-cell>
          <table:table-cell office:value-type="string">
            <text:p>커먼유니크관리자페이지/uploads/사진8-1.jpg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ELLON FLOWER NEEDLE CARDIGAN SET</text:p>
          </table:table-cell>
          <table:table-cell office:value-type="string">
            <text:p>OUTER</text:p>
          </table:table-cell>
          <table:table-cell office:value-type="string">
            <text:p>38,500</text:p>
          </table:table-cell>
          <table:table-cell office:value-type="string">
            <text:p>플라워 자수 디테일로 여성스러움이 돋보이는 가디건 세트
슬리브리스 세트, 웨이브 디테일이 더해져 더욱 러블리하답니다</text:p>
          </table:table-cell>
          <table:table-cell office:value-type="string">
            <text:p>커먼유니크관리자페이지/uploads/사진9.jpg</text:p>
          </table:table-cell>
          <table:table-cell office:value-type="string">
            <text:p>커먼유니크관리자페이지/uploads/사진9-1.JPG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TIAMO SOFT GOLGI V NECK KNIT</text:p>
          </table:table-cell>
          <table:table-cell office:value-type="string">
            <text:p>TOP</text:p>
          </table:table-cell>
          <table:table-cell office:value-type="string">
            <text:p>17,000</text:p>
          </table:table-cell>
          <table:table-cell office:value-type="string">
            <text:p>슬림핏과 심플한 디자인으로 활용도 높은 소프트 골지 니트
7 COLOR, 다양한 컬러 구성으로 폭넓은 초이스 가능</text:p>
          </table:table-cell>
          <table:table-cell office:value-type="string">
            <text:p>커먼유니크관리자페이지/uploads/사진10.JPG</text:p>
          </table:table-cell>
          <table:table-cell office:value-type="string">
            <text:p>커먼유니크관리자페이지/uploads/사진10-1.JPG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IDDY GOLGY ROUND KNIT CARDIGAN</text:p>
          </table:table-cell>
          <table:table-cell office:value-type="string">
            <text:p>OUTER</text:p>
          </table:table-cell>
          <table:table-cell office:value-type="string">
            <text:p>21,000</text:p>
          </table:table-cell>
          <table:table-cell office:value-type="string">
            <text:p>깔끔한 디자인으로 어디든 손쉽게 매치되는 골지 니트 가디건
6 COLOR, 다양한 컬러 구성으로 취향에 맞게 초이스 가능</text:p>
          </table:table-cell>
          <table:table-cell office:value-type="string">
            <text:p>커먼유니크관리자페이지/uploads/사진11.jpg</text:p>
          </table:table-cell>
          <table:table-cell office:value-type="string">
            <text:p>커먼유니크관리자페이지/uploads/사진11-1.JPG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8 COLOR CASH BASIC KNIT CARDIGAN</text:p>
          </table:table-cell>
          <table:table-cell office:value-type="string">
            <text:p>OUTER</text:p>
          </table:table-cell>
          <table:table-cell office:value-type="string">
            <text:p>16,500</text:p>
          </table:table-cell>
          <table:table-cell office:value-type="string">
            <text:p>8 COLOR, 다양한 컬러 구성의 베이직 니트 가디건
캐시미어 혼방 원사로 뛰어난 착용감을 선사합니다</text:p>
          </table:table-cell>
          <table:table-cell office:value-type="string">
            <text:p>커먼유니크관리자페이지/uploads/사진12.jpg</text:p>
          </table:table-cell>
          <table:table-cell office:value-type="string">
            <text:p>커먼유니크관리자페이지/uploads/사진12-1.JPG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OTTON WIDE PANTS - 3 VER.</text:p>
          </table:table-cell>
          <table:table-cell office:value-type="string">
            <text:p>PANTS</text:p>
          </table:table-cell>
          <table:table-cell office:value-type="string">
            <text:p>32,000</text:p>
          </table:table-cell>
          <table:table-cell office:value-type="string">
            <text:p>다양하게 매치하기 좋은 커먼유니크 자체제작 코튼 와이드 팬츠 [#155cm #160cm #165cm #기본 #기모] 총 6가지 옵션 구성</text:p>
          </table:table-cell>
          <table:table-cell office:value-type="string">
            <text:p>커먼유니크관리자페이지/uploads/사진13.JPG</text:p>
          </table:table-cell>
          <table:table-cell office:value-type="string">
            <text:p>커먼유니크관리자페이지/uploads/사진13-1.JPG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IGHT LETTERING NAPPING MTM</text:p>
          </table:table-cell>
          <table:table-cell office:value-type="string">
            <text:p>TOP</text:p>
          </table:table-cell>
          <table:table-cell office:value-type="string">
            <text:p>22,000</text:p>
          </table:table-cell>
          <table:table-cell office:value-type="string">
            <text:p>편안하면서 캐주얼한 무드로 연출하기 좋은 레터링 맨투맨
양기모 원단으로 겨울 시즌 포근하게 착용하기 좋습니다</text:p>
          </table:table-cell>
          <table:table-cell office:value-type="string">
            <text:p>커먼유니크관리자페이지/uploads/사진15.jpg</text:p>
          </table:table-cell>
          <table:table-cell office:value-type="string">
            <text:p>커먼유니크관리자페이지/uploads/사진15-1.jpg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PION STRIPE BOXY FIT KNIT MTM</text:p>
          </table:table-cell>
          <table:table-cell office:value-type="string">
            <text:p>TOP</text:p>
          </table:table-cell>
          <table:table-cell office:value-type="string">
            <text:p>22,000</text:p>
          </table:table-cell>
          <table:table-cell office:value-type="string">
            <text:p>스트라이프 패턴이 캐주얼한 무드를 연출해 주는 맨투맨
니트 조직감의 겉기모 원단으로 따뜻하게 착용됩니다.</text:p>
          </table:table-cell>
          <table:table-cell office:value-type="string">
            <text:p>커먼유니크관리자페이지/uploads/사진16.jpg</text:p>
          </table:table-cell>
          <table:table-cell office:value-type="string">
            <text:p>커먼유니크관리자페이지/uploads/사진16-1.jpg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INUS WAVE HALF NECK T</text:p>
          </table:table-cell>
          <table:table-cell office:value-type="string">
            <text:p>TOP</text:p>
          </table:table-cell>
          <table:table-cell office:value-type="string">
            <text:p>21,000</text:p>
          </table:table-cell>
          <table:table-cell office:value-type="string">
            <text:p>여리하고 여성스러운 분위기가 느껴지는 웨이브 하프 넥 티
6 COLOR, 톡톡한 겉기모 원단으로 F/W 시즌 활용도 높습니다
</text:p>
          </table:table-cell>
          <table:table-cell office:value-type="string">
            <text:p>커먼유니크관리자페이지/uploads/사진17.jpg</text:p>
          </table:table-cell>
          <table:table-cell office:value-type="string">
            <text:p>커먼유니크관리자페이지/uploads/사진17-1.jpg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TISSEN VELVET HALF NECK T</text:p>
          </table:table-cell>
          <table:table-cell office:value-type="string">
            <text:p>TOP</text:p>
          </table:table-cell>
          <table:table-cell office:value-type="string">
            <text:p>18,500</text:p>
          </table:table-cell>
          <table:table-cell office:value-type="string">
            <text:p>커먼유니크 자체제작, 벨벳 원단으로 트렌디한 하프넥 티셔츠
부담스럽지 않으면서 스타일리쉬한 룩을 완성시켜주는 아이템</text:p>
          </table:table-cell>
          <table:table-cell office:value-type="string">
            <text:p>커먼유니크관리자페이지/uploads/사진18.jpg</text:p>
          </table:table-cell>
          <table:table-cell office:value-type="string">
            <text:p>커먼유니크관리자페이지/uploads/사진18-1.jpg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NAPPING WARMER HALF NECK T</text:p>
          </table:table-cell>
          <table:table-cell office:value-type="string">
            <text:p>TOP</text:p>
          </table:table-cell>
          <table:table-cell office:value-type="string">
            <text:p>15,800</text:p>
          </table:table-cell>
          <table:table-cell office:value-type="string">
            <text:p>6 COLOR, 속기모 원단으로 보온성을 챙겨준 핸드 워머 티셔츠
한장 가격에 두 컬러를 소장할 수 있는 1+1 아이템입니다 </text:p>
          </table:table-cell>
          <table:table-cell office:value-type="string">
            <text:p>커먼유니크관리자페이지/uploads/사진19.jpg</text:p>
          </table:table-cell>
          <table:table-cell office:value-type="string">
            <text:p>커먼유니크관리자페이지/uploads/사진19-1.jpg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NILO GOLGI BUTTON COLLAR MTM</text:p>
          </table:table-cell>
          <table:table-cell office:value-type="string">
            <text:p>TOP</text:p>
          </table:table-cell>
          <table:table-cell office:value-type="string">
            <text:p>24,000</text:p>
          </table:table-cell>
          <table:table-cell office:value-type="string">
            <text:p>카라 디자인과 버튼 디테일로 캐주얼한 무드의 골지 맨투맨
톡톡한 두께감의 탄탄한 코튼 원단으로 포근하게 착용됩니다</text:p>
          </table:table-cell>
          <table:table-cell office:value-type="string">
            <text:p>커먼유니크관리자페이지/uploads/사진20.jpg</text:p>
          </table:table-cell>
          <table:table-cell office:value-type="string">
            <text:p>커먼유니크관리자페이지/uploads/사진20-1.jpg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POE FLOWER SHIRRING WAVE CROP T</text:p>
          </table:table-cell>
          <table:table-cell office:value-type="string">
            <text:p>TOP</text:p>
          </table:table-cell>
          <table:table-cell office:value-type="string">
            <text:p>21,000</text:p>
          </table:table-cell>
          <table:table-cell office:value-type="string">
            <text:p>미니멀한 로즈 패턴으로 러블리하고 유니크한 무드의 크롭 티셔츠
셔링과 배색 웨이브 마감 디테일로 포인트를 더했습니다</text:p>
          </table:table-cell>
          <table:table-cell office:value-type="string">
            <text:p>커먼유니크관리자페이지/uploads/사진21.jpg</text:p>
          </table:table-cell>
          <table:table-cell office:value-type="string">
            <text:p>커먼유니크관리자페이지/uploads/사진21-1.jpg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RODO PUNCHING WRAP CROP T</text:p>
          </table:table-cell>
          <table:table-cell office:value-type="string">
            <text:p>TOP</text:p>
          </table:table-cell>
          <table:table-cell office:value-type="string">
            <text:p>17,000</text:p>
          </table:table-cell>
          <table:table-cell office:value-type="string">
            <text:p>균일한 펀칭 디자인으로 센슈얼하고 사랑스러운 크롭 랩 티셔츠
웨이브 마감 처리로 페미닌한 무드를 더한 아이템입니다
</text:p>
          </table:table-cell>
          <table:table-cell office:value-type="string">
            <text:p>커먼유니크관리자페이지/uploads/사진22.jpg</text:p>
          </table:table-cell>
          <table:table-cell office:value-type="string">
            <text:p>커먼유니크관리자페이지/uploads/사진22-1.jpg</text:p>
          </table:table-cell>
        </table:table-row>
      </table:table>
      <table:table table:name="qna">
        <table:table-row>
          <table:table-cell office:value-type="float" office:value="1">
            <text:p>1</text:p>
          </table:table-cell>
          <table:table-cell office:value-type="string">
            <text:p>guddus326</text:p>
          </table:table-cell>
          <table:table-cell office:value-type="string">
            <text:p>사이즈 문의 드려요</text:p>
          </table:table-cell>
          <table:table-cell office:value-type="string">
            <text:p>NAPPING WARMER HALF NECK T</text:p>
          </table:table-cell>
          <table:table-cell office:value-type="string">
            <text:p/>
          </table:table-cell>
          <table:table-cell office:value-type="string">
            <text:p>siz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guddus326</text:p>
          </table:table-cell>
          <table:table-cell office:value-type="string">
            <text:p>사이즈 문의 드려요</text:p>
          </table:table-cell>
          <table:table-cell office:value-type="string">
            <text:p>BRODO PUNCHING WRAP CROP T</text:p>
          </table:table-cell>
          <table:table-cell office:value-type="string">
            <text:p/>
          </table:table-cell>
          <table:table-cell office:value-type="string">
            <text:p>siz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guddus326</text:p>
          </table:table-cell>
          <table:table-cell office:value-type="string">
            <text:p>사이즈 문의 드려요</text:p>
          </table:table-cell>
          <table:table-cell office:value-type="string">
            <text:p>HEIGHT LETTERING NAPPING MTM</text:p>
          </table:table-cell>
          <table:table-cell office:value-type="string">
            <text:p/>
          </table:table-cell>
          <table:table-cell office:value-type="string">
            <text:p>siz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guddus326</text:p>
          </table:table-cell>
          <table:table-cell office:value-type="string">
            <text:p>사이즈 문의 드려요</text:p>
          </table:table-cell>
          <table:table-cell office:value-type="string">
            <text:p> COLOR CASH BASIC KNIT CARDIGAN</text:p>
          </table:table-cell>
          <table:table-cell office:value-type="string">
            <text:p/>
          </table:table-cell>
          <table:table-cell office:value-type="string">
            <text:p>siz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guddus326</text:p>
          </table:table-cell>
          <table:table-cell office:value-type="string">
            <text:p>사이즈 문의 드려요</text:p>
          </table:table-cell>
          <table:table-cell office:value-type="string">
            <text:p>ROMINI WOOL LACE KNIT CARDIGAN</text:p>
          </table:table-cell>
          <table:table-cell office:value-type="string">
            <text:p/>
          </table:table-cell>
          <table:table-cell office:value-type="string">
            <text:p>siz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office:value-type="string">
            <text:p>문의 답변</text:p>
          </table:table-cell>
          <table:table-cell office:value-type="string">
            <text:p>NAPPING WARMER HALF NECK T</text:p>
          </table:table-cell>
          <table:table-cell office:value-type="string">
            <text:p>정사이즈 입니다</text:p>
          </table:table-cell>
          <table:table-cell office:value-type="string">
            <text:p>size</text:p>
          </table:table-cell>
        </table:table-row>
      </table:table>
      <table:table table:name="user">
        <table:table-row>
          <table:table-cell office:value-type="float" office:value="1">
            <text:p>1</text:p>
          </table:table-cell>
          <table:table-cell office:value-type="string">
            <text:p>guddus326</text:p>
          </table:table-cell>
          <table:table-cell office:value-type="string">
            <text:p>gkaguddus326@</text:p>
          </table:table-cell>
          <table:table-cell office:value-type="string">
            <text:p> 함형연</text:p>
          </table:table-cell>
          <table:table-cell office:value-type="string">
            <text:p>NULL</text:p>
          </table:table-cell>
          <table:table-cell office:value-type="string">
            <text:p> 01099214459</text:p>
          </table:table-cell>
          <table:table-cell office:value-type="string">
            <text:p>guddus326@naver.com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</text:p>
          </table:table-cell>
          <table:table-cell office:value-type="string">
            <text:p>NULL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11-23T13:53:39</meta:creation-date>
  </office:meta>
</office:document-meta>
</file>